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8ce" style:text-align-source="fix" style:repeat-content="false" fo:border="0.06pt solid #000000" fo:padding="0.035cm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Vodak32 Micro-Still Materials List / Cost Estima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Local currency exchange rate to USD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Est. Cost</text:p>
          </table:table-cell>
          <table:table-cell table:style-name="ce7" office:value-type="string" calcext:value-type="string">
            <text:p>Total Cost</text:p>
          </table:table-cell>
        </table:table-row>
        <table:table-row table:style-name="ro2">
          <table:table-cell table:style-name="ce4" office:value-type="string" calcext:value-type="string">
            <text:p>main still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mm x 1.5m coppper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7]*[.D7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m copper tubing, annea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2*[.$B$3]" office:value-type="float" office:value="33" calcext:value-type="float">
            <text:p>33.00</text:p>
          </table:table-cell>
          <table:table-cell table:style-name="ce8" table:formula="of:=[.B8]*[.D8]" office:value-type="float" office:value="33" calcext:value-type="float">
            <text:p>33.00</text:p>
          </table:table-cell>
        </table:table-row>
        <table:table-row table:style-name="ro2">
          <table:table-cell office:value-type="string" calcext:value-type="string">
            <text:p>1/2” x 34cm heads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20/5*[.$B$3]" office:value-type="float" office:value="6" calcext:value-type="float">
            <text:p>6.00</text:p>
          </table:table-cell>
          <table:table-cell table:style-name="ce8" table:formula="of:=[.B9]*[.D9]" office:value-type="float" office:value="6" calcext:value-type="float">
            <text:p>6.00</text:p>
          </table:table-cell>
        </table:table-row>
        <table:table-row table:style-name="ro2">
          <table:table-cell office:value-type="string" calcext:value-type="string">
            <text:p>1/2” copper fittings: 2 elbow, 2 Tees, 1/2”-1”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hw</text:p>
          </table:table-cell>
          <table:table-cell table:style-name="ce8" table:formula="of:=8*[.$B$3]" office:value-type="float" office:value="12" calcext:value-type="float">
            <text:p>12.00</text:p>
          </table:table-cell>
          <table:table-cell table:style-name="ce8" table:formula="of:=[.B10]*[.D10]" office:value-type="float" office:value="12" calcext:value-type="float">
            <text:p>12.00</text:p>
          </table:table-cell>
        </table:table-row>
        <table:table-row table:style-name="ro2">
          <table:table-cell office:value-type="string" calcext:value-type="string">
            <text:p>500ml stainless steel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5.33*[.$B$3]" office:value-type="float" office:value="7.995" calcext:value-type="float">
            <text:p>8.00</text:p>
          </table:table-cell>
          <table:table-cell table:style-name="ce8" table:formula="of:=[.B11]*[.D11]" office:value-type="float" office:value="7.995" calcext:value-type="float">
            <text:p>8.00</text:p>
          </table:table-cell>
        </table:table-row>
        <table:table-row table:style-name="ro2">
          <table:table-cell office:value-type="string" calcext:value-type="string">
            <text:p>3mm solenoid valve, 12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59*[.$B$3]" office:value-type="float" office:value="2.385" calcext:value-type="float">
            <text:p>2.39</text:p>
          </table:table-cell>
          <table:table-cell table:style-name="ce8" table:formula="of:=[.B12]*[.D12]" office:value-type="float" office:value="4.77" calcext:value-type="float">
            <text:p>4.77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13]*[.D13]" office:value-type="float" office:value="11.142" calcext:value-type="float">
            <text:p>11.14</text:p>
          </table:table-cell>
        </table:table-row>
        <table:table-row table:style-name="ro2">
          <table:table-cell office:value-type="string" calcext:value-type="string">
            <text:p>Teflon heater wire, 15 ohms/m, 250<text:span text:style-name="T1">°C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table:style-name="ce8" table:formula="of:=5.2/10*[.$B$3]" office:value-type="float" office:value="0.78" calcext:value-type="float">
            <text:p>0.78</text:p>
          </table:table-cell>
          <table:table-cell table:style-name="ce8" table:formula="of:=[.B14]*[.D14]" office:value-type="float" office:value="7.8" calcext:value-type="float">
            <text:p>7.80</text:p>
          </table:table-cell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15]*[.D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ilicone hose 8x10mm, 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29*[.$B$3]" office:value-type="float" office:value="3.435" calcext:value-type="float">
            <text:p>3.44</text:p>
          </table:table-cell>
          <table:table-cell table:style-name="ce8" table:formula="of:=[.B16]*[.D16]" office:value-type="float" office:value="3.435" calcext:value-type="float">
            <text:p>3.44</text:p>
          </table:table-cell>
        </table:table-row>
        <table:table-row table:style-name="ro2">
          <table:table-cell office:value-type="string" calcext:value-type="string">
            <text:p>silicone hose 3x5mm,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3.72*[.$B$3]" office:value-type="float" office:value="5.58" calcext:value-type="float">
            <text:p>5.58</text:p>
          </table:table-cell>
          <table:table-cell table:style-name="ce8" table:formula="of:=[.B17]*[.D17]" office:value-type="float" office:value="5.58" calcext:value-type="float">
            <text:p>5.58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18]*[.D18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ESP32 WiFi CPU (DOIT Dev Kit, 30 p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63*[.$B$3]" office:value-type="float" office:value="3.945" calcext:value-type="float">
            <text:p>3.95</text:p>
          </table:table-cell>
          <table:table-cell table:style-name="ce8" table:formula="of:=[.B19]*[.D19]" office:value-type="float" office:value="3.945" calcext:value-type="float">
            <text:p>3.95</text:p>
          </table:table-cell>
        </table:table-row>
        <table:table-row table:style-name="ro2">
          <table:table-cell office:value-type="string" calcext:value-type="string">
            <text:p>LM2596 buck converter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3*[.$B$3]" office:value-type="float" office:value="1.995" calcext:value-type="float">
            <text:p>2.00</text:p>
          </table:table-cell>
          <table:table-cell table:style-name="ce8" table:formula="of:=[.B20]*[.D20]" office:value-type="float" office:value="1.995" calcext:value-type="float">
            <text:p>2.00</text:p>
          </table:table-cell>
        </table:table-row>
        <table:table-row table:style-name="ro2">
          <table:table-cell office:value-type="string" calcext:value-type="string">
            <text:p>M6x1 – 4mm hose barbs, 5 p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0.67*[.$B$3]" office:value-type="float" office:value="1.005" calcext:value-type="float">
            <text:p>1.01</text:p>
          </table:table-cell>
          <table:table-cell table:style-name="ce8" table:formula="of:=[.B21]*[.D21]"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M8x1.25 – 10mm hose barbs, 5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1.35*[.$B$3]" office:value-type="float" office:value="2.025" calcext:value-type="float">
            <text:p>2.03</text:p>
          </table:table-cell>
          <table:table-cell table:style-name="ce8" table:formula="of:=[.B22]*[.D22]" office:value-type="float" office:value="2.025" calcext:value-type="float">
            <text:p>2.03</text:p>
          </table:table-cell>
        </table:table-row>
        <table:table-row table:style-name="ro2">
          <table:table-cell office:value-type="string" calcext:value-type="string">
            <text:p>Mini inline taps, aquarium type, 4mm barbs x10p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style-name="ce8" table:formula="of:=3.4*[.$B$3]" office:value-type="float" office:value="5.1" calcext:value-type="float">
            <text:p>5.10</text:p>
          </table:table-cell>
          <table:table-cell table:style-name="ce8" table:formula="of:=[.B23]*[.D23]" office:value-type="float" office:value="5.1" calcext:value-type="float">
            <text:p>5.10</text:p>
          </table:table-cell>
        </table:table-row>
        <table:table-row table:style-name="ro2">
          <table:table-cell office:value-type="string" calcext:value-type="string">
            <text:p>Resistors – 2.2k, 40k, 4.7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4]*[.D2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some insulation and aluminum foil, on hand</text:p>
          </table:table-cell>
          <table:table-cell/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25]*[.D25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7:.E25])" office:value-type="float" office:value="142.842" calcext:value-type="float">
            <text:p>142.84</text:p>
          </table:table-cell>
        </table:table-row>
        <table:table-row table:style-name="ro2" table:number-rows-repeated="2">
          <table:table-cell table:number-columns-repeated="3"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fermentation parts</text:p>
          </table:table-cell>
          <table:table-cell table:number-columns-repeated="2"/>
          <table:table-cell table:style-name="ce8" table:number-columns-repeated="2"/>
        </table:table-row>
        <table:table-row table:style-name="ro2">
          <table:table-cell office:value-type="string" calcext:value-type="string">
            <text:p>10L plastic keg (drinking wa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0]*[.D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1L soda bottle (schweppes has nice shap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1]*[.D3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MOSFET 4 channel IRF540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xpress</text:p>
          </table:table-cell>
          <table:table-cell table:style-name="ce8" table:formula="of:=2.03*[.$B$3]" office:value-type="float" office:value="3.045" calcext:value-type="float">
            <text:p>3.05</text:p>
          </table:table-cell>
          <table:table-cell table:style-name="ce8" table:formula="of:=[.B32]*[.D32]" office:value-type="float" office:value="3.045" calcext:value-type="float">
            <text:p>3.05</text:p>
          </table:table-cell>
        </table:table-row>
        <table:table-row table:style-name="ro2">
          <table:table-cell office:value-type="string" calcext:value-type="string">
            <text:p>DS16B20 temperature sensors with c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express</text:p>
          </table:table-cell>
          <table:table-cell table:style-name="ce8" table:formula="of:=1.238*[.$B$3]" office:value-type="float" office:value="1.857" calcext:value-type="float">
            <text:p>1.86</text:p>
          </table:table-cell>
          <table:table-cell table:style-name="ce8" table:formula="of:=[.B33]*[.D33]" office:value-type="float" office:value="3.714" calcext:value-type="float">
            <text:p>3.71</text:p>
          </table:table-cell>
        </table:table-row>
        <table:table-row table:style-name="ro2">
          <table:table-cell office:value-type="string" calcext:value-type="string">
            <text:p>5 core trailer cable, 2mm/0.5mm<text:span text:style-name="T2">2</text:span><text:span text:style-name="T3">, 2m length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table:style-name="ce8" table:formula="of:=3.965*[.$B$3]" office:value-type="float" office:value="5.9475" calcext:value-type="float">
            <text:p>5.95</text:p>
          </table:table-cell>
          <table:table-cell table:style-name="ce8" table:formula="of:=[.B34]*[.D34]" office:value-type="float" office:value="5.9475" calcext:value-type="float">
            <text:p>5.95</text:p>
          </table:table-cell>
        </table:table-row>
        <table:table-row table:style-name="ro2">
          <table:table-cell office:value-type="string" calcext:value-type="string">
            <text:p>hose and barbs included in above 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5]*[.D3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onnectors and wires to tie it all 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style-name="ce8" office:value-type="float" office:value="0" calcext:value-type="float">
            <text:p>0.00</text:p>
          </table:table-cell>
          <table:table-cell table:style-name="ce8" table:formula="of:=[.B36]*[.D36]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Subtotal</text:p>
          </table:table-cell>
          <table:table-cell table:number-columns-repeated="2"/>
          <table:table-cell table:style-name="ce8"/>
          <table:table-cell table:style-name="ce9" table:formula="of:=SUM([.E30:.E36])" office:value-type="float" office:value="12.7065" calcext:value-type="float">
            <text:p>12.71</text:p>
          </table:table-cell>
        </table:table-row>
        <table:table-row table:style-name="ro2">
          <table:table-cell table:number-columns-repeated="3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number-columns-repeated="2"/>
          <table:table-cell table:style-name="ce8"/>
          <table:table-cell table:style-name="ce9" table:formula="of:=[.E26]+[.E37]" office:value-type="float" office:value="155.5485" calcext:value-type="float">
            <text:p>155.55</text:p>
          </table:table-cell>
        </table:table-row>
        <table:table-row table:style-name="ro2" table:number-rows-repeated="4">
          <table:table-cell table:number-columns-repeated="3"/>
          <table:table-cell table:style-name="ce8" table:number-columns-repeated="2"/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543cm" fo:margin-bottom="1.117cm" fo:margin-left="1.166cm" fo:margin-right="0.968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00-00-00</text:date>, <text:time style:data-style-name="N2" text:time-value="15:27:23.821773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r Savery</meta:initial-creator>
    <meta:creation-date>2023-12-03T12:45:10.279705694</meta:creation-date>
    <dc:date>2024-02-08T15:32:12.245252748</dc:date>
    <dc:creator>Christopher Savery</dc:creator>
    <meta:editing-duration>PT1H1M23S</meta:editing-duration>
    <meta:editing-cycles>40</meta:editing-cycles>
    <meta:generator>LibreOffice/6.4.7.2$Linux_X86_64 LibreOffice_project/40$Build-2</meta:generator>
    <meta:document-statistic meta:table-count="1" meta:cell-count="145" meta:object-count="0"/>
  </office:meta>
</office:document-meta>
</file>